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ByteSizeMergePolicy.LogByteSizeMerge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ByteSizeMergePolicy.getMinMergeM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ByteSizeMergePolicy.setMinMergeMB( double m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ByteSizeMergePolicy.setMaxMergeMB( double m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ByteSizeMergePolicy.getMaxMergeM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ByteSizeMergePolicy.size( Segm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